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ssageBox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ssageBox</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msgbox.html" text:style-name="Internet_20_link" text:visited-style-name="Visited_20_Internet_20_Link">link</text:a>)</text:p>

            
                <text:list xml:id="list_MessageBox2" text:continue-numbering="true" text:continue-list="list_MessageBo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ssageBox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MessageBox4" text:continue-numbering="true" text:continue-list="list_MessageBox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MessageBox5" text:continue-numbering="true" text:continue-list="list_MessageBox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MessageBox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ssageBox7" text:continue-numbering="true" text:continue-list="list_MessageBox5"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MessageBox8" text:continue-numbering="true" text:continue-list="list_MessageBox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essageBox9" text:continue-numbering="true" text:continue-list="list_MessageBox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MessageBox1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MessageBox11" text:continue-numbering="true" text:continue-list="list_MessageBox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essageBox12" text:continue-numbering="true" text:continue-list="list_MessageBox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MessageBox1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MessageBox14" text:continue-numbering="true" text:continue-list="list_MessageBox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essageBox15" text:continue-numbering="true" text:continue-list="list_MessageBox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MessageBox1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MessageBox17" text:continue-numbering="true" text:continue-list="list_MessageBox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essageBox18" text:continue-numbering="true" text:continue-list="list_MessageBox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MessageBox1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MessageBox20" text:continue-numbering="true" text:continue-list="list_MessageBox18"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MessageBox21" text:continue-numbering="true" text:continue-list="list_MessageBox2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MessageBox22" text:continue-numbering="true" text:continue-list="list_MessageBox2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essageBox23" text:continue-numbering="true" text:continue-list="list_MessageBox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ssageBox24" text:continue-numbering="true" text:continue-list="list_MessageBox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ssageBox25" text:continue-numbering="true" text:continue-list="list_MessageBox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MessageBox26" text:continue-numbering="true" text:continue-list="list_MessageBox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MessageBox27" text:continue-numbering="true" text:continue-list="list_MessageBox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MessageBox28" text:continue-numbering="true" text:continue-list="list_MessageBox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MessageBox29" text:continue-numbering="true" text:continue-list="list_MessageBox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MessageBox30" text:continue-numbering="true" text:continue-list="list_MessageBox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MessageBox31" text:continue-numbering="true" text:continue-list="list_MessageBox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MessageBox32" text:continue-numbering="true" text:continue-list="list_MessageBox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MessageBox33" text:continue-numbering="true" text:continue-list="list_MessageBox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MessageBox34" text:continue-numbering="true" text:continue-list="list_MessageBox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MessageBox35" text:continue-numbering="true" text:continue-list="list_MessageBox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MessageBox36" text:continue-numbering="true" text:continue-list="list_MessageBox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MessageBox37" text:continue-numbering="true" text:continue-list="list_MessageBox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MessageBox38" text:continue-numbering="true" text:continue-list="list_MessageBox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MessageBox39" text:continue-numbering="true" text:continue-list="list_MessageBox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MessageBox40" text:continue-numbering="true" text:continue-list="list_MessageBox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MessageBox41" text:continue-numbering="true" text:continue-list="list_MessageBox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MessageBox42" text:continue-numbering="true" text:continue-list="list_MessageBox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MessageBox43" text:continue-numbering="true" text:continue-list="list_MessageBox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MessageBox44" text:continue-numbering="true" text:continue-list="list_MessageBox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MessageBox45" text:continue-numbering="true" text:continue-list="list_MessageBox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MessageBox46" text:continue-numbering="true" text:continue-list="list_MessageBox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MessageBox47" text:continue-numbering="true" text:continue-list="list_MessageBox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MessageBox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MessageBox49" text:continue-numbering="true" text:continue-list="list_MessageBox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MessageBox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MessageBox51" text:continue-numbering="true" text:continue-list="list_MessageBox4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ssageBox5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MessageBox53" text:continue-numbering="true" text:continue-list="list_MessageBox5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ssageBox5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ssageBox55" text:continue-numbering="true" text:continue-list="list_MessageBox5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MessageBox56" text:continue-numbering="true" text:continue-list="list_MessageBox5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MessageBox57" text:continue-numbering="true" text:continue-list="list_MessageBox5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MessageBox58" text:continue-numbering="true" text:continue-list="list_MessageBox5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MessageBox59" text:continue-numbering="true" text:continue-list="list_MessageBox5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MessageBox60" text:continue-numbering="true" text:continue-list="list_MessageBox5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MessageBox61" text:continue-numbering="true" text:continue-list="list_MessageBox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MessageBox62" text:continue-numbering="true" text:continue-list="list_MessageBox61"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ssageBox63" text:continue-numbering="true" text:continue-list="list_MessageBox6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essageBox6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ssageBox65" text:continue-numbering="true" text:continue-list="list_MessageBox6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essageBox66" text:continue-numbering="true" text:continue-list="list_MessageBox6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essageBox67" text:continue-numbering="true" text:continue-list="list_MessageBox6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